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Airdrop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Airdrop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acquir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AIRDROP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760.0" office:value-type="float"/>
          <table:table-cell table:style-name="acquired_lot_note_fiat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80000000 of 1.00000000 B2</text:p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440.0" office:value-type="float"/>
          <table:table-cell table:style-name="acquired_lot_note_fiat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0000000 of 2.00000000 B2</text:p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2.0" office:value-type="float"/>
          <table:table-cell table:style-name="acquired_lot_note_fiat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1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01000000 of 4.00000000 B2</text:p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5.00000000 B2</text:p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638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79000000 of 1.00000000 B4</text:p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562.0" office:value-type="float"/>
          <table:table-cell table:style-name="acquired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1000000 of 2.00000000 B4</text:p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602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51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343" office:value-type="string" calcext:value-type="string" table:number-columns-spanned="9" table:number-rows-spanned="1">
            <text:p>Crypto Donatio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Default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dona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Dona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dona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donati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Gift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gif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Gif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gif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gift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560.0" office:value-type="float"/>
          <table:table-cell table:style-name="acquired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840.0" office:value-type="float"/>
          <table:table-cell table:style-name="acquired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3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418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Hard Fork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acquir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fiat" office:value="114.0" office:value-type="float"/>
          <table:table-cell table:style-name="acquired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3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2000000 of 1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1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Mining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Staking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STAK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Wage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48.370050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